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aadda" officeooo:paragraph-rsid="000aadda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bfb53" officeooo:paragraph-rsid="000bfb53" style:font-size-asian="12.25pt" style:font-weight-asian="bold" style:font-size-complex="14pt" style:font-weight-complex="bold"/>
    </style:style>
    <style:style style:name="T1" style:family="text">
      <style:text-properties officeooo:rsid="000ce1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DURE TO SET <text:span text:style-name="T1">x</text:span></text:p>
      <text:p text:style-name="P1"/>
      <text:p text:style-name="P1">delimiter //</text:p>
      <text:p text:style-name="P1">create procedure abc()</text:p>
      <text:p text:style-name="P1">begin</text:p>
      <text:p text:style-name="P1">declare x int ;</text:p>
      <text:p text:style-name="P1">set x=10; </text:p>
      <text:p text:style-name="P1">insert into tempp values(x,’Hello’) ;</text:p>
      <text:p text:style-name="P2">end; //</text:p>
      <text:p text:style-name="P2">delimiter;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5:57:23.676552113</meta:creation-date>
    <meta:editing-duration>PT50M33S</meta:editing-duration>
    <meta:editing-cycles>2</meta:editing-cycles>
    <meta:generator>LibreOffice/7.3.5.2$Linux_X86_64 LibreOffice_project/30$Build-2</meta:generator>
    <dc:date>2023-09-17T16:58:04.368224035</dc:date>
    <meta:document-statistic meta:table-count="0" meta:image-count="0" meta:object-count="0" meta:page-count="1" meta:paragraph-count="9" meta:word-count="24" meta:character-count="137" meta:non-whitespace-character-count="120"/>
  </office:meta>
</office:document-meta>
</file>